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entre radius</text:p>
          </table:table-cell>
          <table:table-cell/>
          <table:table-cell office:value-type="string" calcext:value-type="string">
            <text:p>Number LEDs</text:p>
          </table:table-cell>
          <table:table-cell office:value-type="string" calcext:value-type="string">
            <text:p>Angle step</text:p>
          </table:table-cell>
          <table:table-cell/>
          <table:table-cell office:value-type="string" calcext:value-type="string">
            <text:p>Offset x</text:p>
          </table:table-cell>
          <table:table-cell office:value-type="string" calcext:value-type="string">
            <text:p>Offset y</text:p>
          </table:table-cell>
          <table:table-cell/>
          <table:table-cell office:value-type="string" calcext:value-type="string">
            <text:p>r_pcb</text:p>
          </table:table-cell>
          <table:table-cell office:value-type="string" calcext:value-type="string">
            <text:p>mounting_hole_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[.A2]+([.B2]-[.A2])/2" office:value-type="float" office:value="24.5" calcext:value-type="float">
            <text:p>24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360/[.E2]" office:value-type="float" office:value="30" calcext:value-type="float">
            <text:p>3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([.K2]-[.B2])/2 + [.B2]" office:value-type="float" office:value="31.5" calcext:value-type="float">
            <text:p>31.5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ED #</text:p>
          </table:table-cell>
          <table:table-cell office:value-type="string" calcext:value-type="string">
            <text:p>LED angle/deg</text:p>
          </table:table-cell>
          <table:table-cell office:value-type="string" calcext:value-type="string">
            <text:p>LED angle/rad</text:p>
          </table:table-cell>
          <table:table-cell office:value-type="string" calcext:value-type="string">
            <text:p>x_raw</text:p>
          </table:table-cell>
          <table:table-cell office:value-type="string" calcext:value-type="string">
            <text:p>y_raw</text:p>
          </table:table-cell>
          <table:table-cell/>
          <table:table-cell office:value-type="string" calcext:value-type="string">
            <text:p>x_adj</text:p>
          </table:table-cell>
          <table:table-cell office:value-type="string" calcext:value-type="string">
            <text:p>y_adj</text:p>
          </table:table-cell>
          <table:table-cell office:value-type="string" calcext:value-type="string">
            <text:p>LED rotation/deg</text:p>
          </table:table-cell>
          <table:table-cell/>
          <table:table-cell office:value-type="string" calcext:value-type="string">
            <text:p>Mounting hole #</text:p>
          </table:table-cell>
          <table:table-cell office:value-type="string" calcext:value-type="string">
            <text:p>Mounting hole angle/de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90 - [.A5]*[.F$2]" office:value-type="float" office:value="90" calcext:value-type="float">
            <text:p>90</text:p>
          </table:table-cell>
          <table:table-cell table:formula="of:=[.B5]*(PI()/180)" office:value-type="float" office:value="1.5707963267949" calcext:value-type="float">
            <text:p>1.5707963267949</text:p>
          </table:table-cell>
          <table:table-cell table:formula="of:=[.C$2]*COS([.C5])" office:value-type="float" office:value="1.50019232895551E-015" calcext:value-type="float">
            <text:p>1.50019232895551E-15</text:p>
          </table:table-cell>
          <table:table-cell table:formula="of:=[.C$2]*SIN([.C5])" office:value-type="float" office:value="24.5" calcext:value-type="float">
            <text:p>24.5</text:p>
          </table:table-cell>
          <table:table-cell/>
          <table:table-cell table:formula="of:=[.D5]+[.H$2]" office:value-type="float" office:value="140" calcext:value-type="float">
            <text:p>140</text:p>
          </table:table-cell>
          <table:table-cell table:formula="of:=-[.E5]+[.I$2]" office:value-type="float" office:value="75.5" calcext:value-type="float">
            <text:p>75.5</text:p>
          </table:table-cell>
          <table:table-cell table:formula="of:=[.B5]+90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formula="of:=[.L$2]*COS([.L10])" office:value-type="float" office:value="-19.1759850137747" calcext:value-type="float">
            <text:p>-19.1759850137747</text:p>
          </table:table-cell>
          <table:table-cell table:formula="of:=[.L$2]*SIN([.L10])" office:value-type="float" office:value="24.9906302191739" calcext:value-type="float">
            <text:p>24.99063021917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90 - [.A6]*[.F$2]" office:value-type="float" office:value="60" calcext:value-type="float">
            <text:p>60</text:p>
          </table:table-cell>
          <table:table-cell table:formula="of:=[.B6]*(PI()/180)" office:value-type="float" office:value="1.0471975511966" calcext:value-type="float">
            <text:p>1.0471975511966</text:p>
          </table:table-cell>
          <table:table-cell table:formula="of:=[.C$2]*COS([.C6])" office:value-type="float" office:value="12.25" calcext:value-type="float">
            <text:p>12.25</text:p>
          </table:table-cell>
          <table:table-cell table:formula="of:=[.C$2]*SIN([.C6])" office:value-type="float" office:value="21.2176223927187" calcext:value-type="float">
            <text:p>21.2176223927187</text:p>
          </table:table-cell>
          <table:table-cell/>
          <table:table-cell table:formula="of:=[.D6]+[.H$2]" office:value-type="float" office:value="152.25" calcext:value-type="float">
            <text:p>152.25</text:p>
          </table:table-cell>
          <table:table-cell table:formula="of:=-[.E6]+[.I$2]" office:value-type="float" office:value="78.7823776072813" calcext:value-type="float">
            <text:p>78.7823776072813</text:p>
          </table:table-cell>
          <table:table-cell table:formula="of:=[.B6]+90" office:value-type="float" office:value="150" calcext:value-type="float">
            <text:p>1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table:formula="of:=[.L$2]*COS([.L11])" office:value-type="float" office:value="4.11157505493163" calcext:value-type="float">
            <text:p>4.11157505493163</text:p>
          </table:table-cell>
          <table:table-cell table:formula="of:=[.L$2]*SIN([.L11])" office:value-type="float" office:value="31.230513133275" calcext:value-type="float">
            <text:p>31.230513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90 - [.A7]*[.F$2]" office:value-type="float" office:value="30" calcext:value-type="float">
            <text:p>30</text:p>
          </table:table-cell>
          <table:table-cell table:formula="of:=[.B7]*(PI()/180)" office:value-type="float" office:value="0.523598775598299" calcext:value-type="float">
            <text:p>0.523598775598299</text:p>
          </table:table-cell>
          <table:table-cell table:formula="of:=[.C$2]*COS([.C7])" office:value-type="float" office:value="21.2176223927187" calcext:value-type="float">
            <text:p>21.2176223927187</text:p>
          </table:table-cell>
          <table:table-cell table:formula="of:=[.C$2]*SIN([.C7])" office:value-type="float" office:value="12.25" calcext:value-type="float">
            <text:p>12.25</text:p>
          </table:table-cell>
          <table:table-cell/>
          <table:table-cell table:formula="of:=[.D7]+[.H$2]" office:value-type="float" office:value="161.217622392719" calcext:value-type="float">
            <text:p>161.217622392719</text:p>
          </table:table-cell>
          <table:table-cell table:formula="of:=-[.E7]+[.I$2]" office:value-type="float" office:value="87.75" calcext:value-type="float">
            <text:p>87.75</text:p>
          </table:table-cell>
          <table:table-cell table:formula="of:=[.B7]+90" office:value-type="float" office:value="120" calcext:value-type="float">
            <text:p>1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L$2]*COS([.L12])" office:value-type="float" office:value="31.230513133275" calcext:value-type="float">
            <text:p>31.230513133275</text:p>
          </table:table-cell>
          <table:table-cell table:formula="of:=[.L$2]*SIN([.L12])" office:value-type="float" office:value="4.11157505493163" calcext:value-type="float">
            <text:p>4.111575054931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90 - [.A8]*[.F$2]" office:value-type="float" office:value="0" calcext:value-type="float">
            <text:p>0</text:p>
          </table:table-cell>
          <table:table-cell table:formula="of:=[.B8]*(PI()/180)" office:value-type="float" office:value="0" calcext:value-type="float">
            <text:p>0</text:p>
          </table:table-cell>
          <table:table-cell table:formula="of:=[.C$2]*COS([.C8])" office:value-type="float" office:value="24.5" calcext:value-type="float">
            <text:p>24.5</text:p>
          </table:table-cell>
          <table:table-cell table:formula="of:=[.C$2]*SIN([.C8])" office:value-type="float" office:value="0" calcext:value-type="float">
            <text:p>0</text:p>
          </table:table-cell>
          <table:table-cell/>
          <table:table-cell table:formula="of:=[.D8]+[.H$2]" office:value-type="float" office:value="164.5" calcext:value-type="float">
            <text:p>164.5</text:p>
          </table:table-cell>
          <table:table-cell table:formula="of:=-[.E8]+[.I$2]" office:value-type="float" office:value="100" calcext:value-type="float">
            <text:p>100</text:p>
          </table:table-cell>
          <table:table-cell table:formula="of:=[.B8]+90"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table:formula="of:=[.L$2]*COS([.L13])" office:value-type="float" office:value="-31.230513133275" calcext:value-type="float">
            <text:p>-31.230513133275</text:p>
          </table:table-cell>
          <table:table-cell table:formula="of:=[.L$2]*SIN([.L13])" office:value-type="float" office:value="4.11157505493163" calcext:value-type="float">
            <text:p>4.111575054931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90 - [.A9]*[.F$2]" office:value-type="float" office:value="-30" calcext:value-type="float">
            <text:p>-30</text:p>
          </table:table-cell>
          <table:table-cell table:formula="of:=[.B9]*(PI()/180)" office:value-type="float" office:value="-0.523598775598299" calcext:value-type="float">
            <text:p>-0.523598775598299</text:p>
          </table:table-cell>
          <table:table-cell table:formula="of:=[.C$2]*COS([.C9])" office:value-type="float" office:value="21.2176223927187" calcext:value-type="float">
            <text:p>21.2176223927187</text:p>
          </table:table-cell>
          <table:table-cell table:formula="of:=[.C$2]*SIN([.C9])" office:value-type="float" office:value="-12.25" calcext:value-type="float">
            <text:p>-12.25</text:p>
          </table:table-cell>
          <table:table-cell/>
          <table:table-cell table:formula="of:=[.D9]+[.H$2]" office:value-type="float" office:value="161.217622392719" calcext:value-type="float">
            <text:p>161.217622392719</text:p>
          </table:table-cell>
          <table:table-cell table:formula="of:=-[.E9]+[.I$2]" office:value-type="float" office:value="112.25" calcext:value-type="float">
            <text:p>112.25</text:p>
          </table:table-cell>
          <table:table-cell table:formula="of:=[.B9]+90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Mounting hole angle/rad</text:p>
          </table:table-cell>
          <table:table-cell office:value-type="string" calcext:value-type="string">
            <text:p>x_adj</text:p>
          </table:table-cell>
          <table:table-cell office:value-type="string" calcext:value-type="string">
            <text:p>y_ad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90 - [.A10]*[.F$2]" office:value-type="float" office:value="-60" calcext:value-type="float">
            <text:p>-60</text:p>
          </table:table-cell>
          <table:table-cell table:formula="of:=[.B10]*(PI()/180)" office:value-type="float" office:value="-1.0471975511966" calcext:value-type="float">
            <text:p>-1.0471975511966</text:p>
          </table:table-cell>
          <table:table-cell table:formula="of:=[.C$2]*COS([.C10])" office:value-type="float" office:value="12.25" calcext:value-type="float">
            <text:p>12.25</text:p>
          </table:table-cell>
          <table:table-cell table:formula="of:=[.C$2]*SIN([.C10])" office:value-type="float" office:value="-21.2176223927187" calcext:value-type="float">
            <text:p>-21.2176223927187</text:p>
          </table:table-cell>
          <table:table-cell/>
          <table:table-cell table:formula="of:=[.D10]+[.H$2]" office:value-type="float" office:value="152.25" calcext:value-type="float">
            <text:p>152.25</text:p>
          </table:table-cell>
          <table:table-cell table:formula="of:=-[.E10]+[.I$2]" office:value-type="float" office:value="121.217622392719" calcext:value-type="float">
            <text:p>121.217622392719</text:p>
          </table:table-cell>
          <table:table-cell table:formula="of:=[.B10]+90" office:value-type="float" office:value="30" calcext:value-type="float">
            <text:p>30</text:p>
          </table:table-cell>
          <table:table-cell table:number-columns-repeated="2"/>
          <table:table-cell table:formula="of:=[.L5]*(PI()/360)" office:value-type="float" office:value="2.22529479629277" calcext:value-type="float">
            <text:p>2.22529479629277</text:p>
          </table:table-cell>
          <table:table-cell table:formula="of:=[.M5]+[.H$2]" office:value-type="float" office:value="120.824014986225" calcext:value-type="float">
            <text:p>120.824014986225</text:p>
          </table:table-cell>
          <table:table-cell table:formula="of:=-[.N5]+[.I$2]" office:value-type="float" office:value="75.0093697808261" calcext:value-type="float">
            <text:p>75.00936978082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90 - [.A11]*[.F$2]" office:value-type="float" office:value="-90" calcext:value-type="float">
            <text:p>-90</text:p>
          </table:table-cell>
          <table:table-cell table:formula="of:=[.B11]*(PI()/180)" office:value-type="float" office:value="-1.5707963267949" calcext:value-type="float">
            <text:p>-1.5707963267949</text:p>
          </table:table-cell>
          <table:table-cell table:formula="of:=[.C$2]*COS([.C11])" office:value-type="float" office:value="1.50019232895551E-015" calcext:value-type="float">
            <text:p>1.50019232895551E-15</text:p>
          </table:table-cell>
          <table:table-cell table:formula="of:=[.C$2]*SIN([.C11])" office:value-type="float" office:value="-24.5" calcext:value-type="float">
            <text:p>-24.5</text:p>
          </table:table-cell>
          <table:table-cell/>
          <table:table-cell table:formula="of:=[.D11]+[.H$2]" office:value-type="float" office:value="140" calcext:value-type="float">
            <text:p>140</text:p>
          </table:table-cell>
          <table:table-cell table:formula="of:=-[.E11]+[.I$2]" office:value-type="float" office:value="124.5" calcext:value-type="float">
            <text:p>124.5</text:p>
          </table:table-cell>
          <table:table-cell table:formula="of:=[.B11]+90" office:value-type="float" office:value="0" calcext:value-type="float">
            <text:p>0</text:p>
          </table:table-cell>
          <table:table-cell table:number-columns-repeated="2"/>
          <table:table-cell table:formula="of:=[.L6]*(PI()/360)" office:value-type="float" office:value="1.43989663289532" calcext:value-type="float">
            <text:p>1.43989663289532</text:p>
          </table:table-cell>
          <table:table-cell table:formula="of:=[.M6]+[.H$2]" office:value-type="float" office:value="144.111575054932" calcext:value-type="float">
            <text:p>144.111575054932</text:p>
          </table:table-cell>
          <table:table-cell table:formula="of:=-[.N6]+[.I$2]" office:value-type="float" office:value="68.769486866725" calcext:value-type="float">
            <text:p>68.7694868667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90 - [.A12]*[.F$2]" office:value-type="float" office:value="-120" calcext:value-type="float">
            <text:p>-120</text:p>
          </table:table-cell>
          <table:table-cell table:formula="of:=[.B12]*(PI()/180)" office:value-type="float" office:value="-2.0943951023932" calcext:value-type="float">
            <text:p>-2.0943951023932</text:p>
          </table:table-cell>
          <table:table-cell table:formula="of:=[.C$2]*COS([.C12])" office:value-type="float" office:value="-12.25" calcext:value-type="float">
            <text:p>-12.25</text:p>
          </table:table-cell>
          <table:table-cell table:formula="of:=[.C$2]*SIN([.C12])" office:value-type="float" office:value="-21.2176223927187" calcext:value-type="float">
            <text:p>-21.2176223927187</text:p>
          </table:table-cell>
          <table:table-cell/>
          <table:table-cell table:formula="of:=[.D12]+[.H$2]" office:value-type="float" office:value="127.75" calcext:value-type="float">
            <text:p>127.75</text:p>
          </table:table-cell>
          <table:table-cell table:formula="of:=-[.E12]+[.I$2]" office:value-type="float" office:value="121.217622392719" calcext:value-type="float">
            <text:p>121.217622392719</text:p>
          </table:table-cell>
          <table:table-cell table:formula="of:=[.B12]+90" office:value-type="float" office:value="-30" calcext:value-type="float">
            <text:p>-30</text:p>
          </table:table-cell>
          <table:table-cell table:number-columns-repeated="2"/>
          <table:table-cell table:formula="of:=[.L7]*(PI()/360)" office:value-type="float" office:value="0.130899693899575" calcext:value-type="float">
            <text:p>0.130899693899575</text:p>
          </table:table-cell>
          <table:table-cell table:formula="of:=[.M7]+[.H$2]" office:value-type="float" office:value="171.230513133275" calcext:value-type="float">
            <text:p>171.230513133275</text:p>
          </table:table-cell>
          <table:table-cell table:formula="of:=-[.N7]+[.I$2]" office:value-type="float" office:value="95.8884249450684" calcext:value-type="float">
            <text:p>95.88842494506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90 - [.A13]*[.F$2]" office:value-type="float" office:value="-150" calcext:value-type="float">
            <text:p>-150</text:p>
          </table:table-cell>
          <table:table-cell table:formula="of:=[.B13]*(PI()/180)" office:value-type="float" office:value="-2.61799387799149" calcext:value-type="float">
            <text:p>-2.61799387799149</text:p>
          </table:table-cell>
          <table:table-cell table:formula="of:=[.C$2]*COS([.C13])" office:value-type="float" office:value="-21.2176223927187" calcext:value-type="float">
            <text:p>-21.2176223927187</text:p>
          </table:table-cell>
          <table:table-cell table:formula="of:=[.C$2]*SIN([.C13])" office:value-type="float" office:value="-12.25" calcext:value-type="float">
            <text:p>-12.25</text:p>
          </table:table-cell>
          <table:table-cell/>
          <table:table-cell table:formula="of:=[.D13]+[.H$2]" office:value-type="float" office:value="118.782377607281" calcext:value-type="float">
            <text:p>118.782377607281</text:p>
          </table:table-cell>
          <table:table-cell table:formula="of:=-[.E13]+[.I$2]" office:value-type="float" office:value="112.25" calcext:value-type="float">
            <text:p>112.25</text:p>
          </table:table-cell>
          <table:table-cell table:formula="of:=[.B13]+90" office:value-type="float" office:value="-60" calcext:value-type="float">
            <text:p>-60</text:p>
          </table:table-cell>
          <table:table-cell table:number-columns-repeated="2"/>
          <table:table-cell table:formula="of:=[.L8]*(PI()/360)" office:value-type="float" office:value="3.01069295969022" calcext:value-type="float">
            <text:p>3.01069295969022</text:p>
          </table:table-cell>
          <table:table-cell table:formula="of:=[.M8]+[.H$2]" office:value-type="float" office:value="108.769486866725" calcext:value-type="float">
            <text:p>108.769486866725</text:p>
          </table:table-cell>
          <table:table-cell table:formula="of:=-[.N8]+[.I$2]" office:value-type="float" office:value="95.8884249450684" calcext:value-type="float">
            <text:p>95.88842494506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90 - [.A14]*[.F$2]" office:value-type="float" office:value="-180" calcext:value-type="float">
            <text:p>-180</text:p>
          </table:table-cell>
          <table:table-cell table:formula="of:=[.B14]*(PI()/180)" office:value-type="float" office:value="-3.14159265358979" calcext:value-type="float">
            <text:p>-3.14159265358979</text:p>
          </table:table-cell>
          <table:table-cell table:formula="of:=[.C$2]*COS([.C14])" office:value-type="float" office:value="-24.5" calcext:value-type="float">
            <text:p>-24.5</text:p>
          </table:table-cell>
          <table:table-cell table:formula="of:=[.C$2]*SIN([.C14])" office:value-type="float" office:value="-3.00038465791102E-015" calcext:value-type="float">
            <text:p>-3.00038465791102E-15</text:p>
          </table:table-cell>
          <table:table-cell/>
          <table:table-cell table:formula="of:=[.D14]+[.H$2]" office:value-type="float" office:value="115.5" calcext:value-type="float">
            <text:p>115.5</text:p>
          </table:table-cell>
          <table:table-cell table:formula="of:=-[.E14]+[.I$2]" office:value-type="float" office:value="100" calcext:value-type="float">
            <text:p>100</text:p>
          </table:table-cell>
          <table:table-cell table:formula="of:=[.B14]+90" office:value-type="float" office:value="-90" calcext:value-type="float">
            <text:p>-9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90 - [.A15]*[.F$2]" office:value-type="float" office:value="-210" calcext:value-type="float">
            <text:p>-210</text:p>
          </table:table-cell>
          <table:table-cell table:formula="of:=[.B15]*(PI()/180)" office:value-type="float" office:value="-3.66519142918809" calcext:value-type="float">
            <text:p>-3.66519142918809</text:p>
          </table:table-cell>
          <table:table-cell table:formula="of:=[.C$2]*COS([.C15])" office:value-type="float" office:value="-21.2176223927187" calcext:value-type="float">
            <text:p>-21.2176223927187</text:p>
          </table:table-cell>
          <table:table-cell table:formula="of:=[.C$2]*SIN([.C15])" office:value-type="float" office:value="12.25" calcext:value-type="float">
            <text:p>12.25</text:p>
          </table:table-cell>
          <table:table-cell/>
          <table:table-cell table:formula="of:=[.D15]+[.H$2]" office:value-type="float" office:value="118.782377607281" calcext:value-type="float">
            <text:p>118.782377607281</text:p>
          </table:table-cell>
          <table:table-cell table:formula="of:=-[.E15]+[.I$2]" office:value-type="float" office:value="87.75" calcext:value-type="float">
            <text:p>87.75</text:p>
          </table:table-cell>
          <table:table-cell table:formula="of:=[.B15]+90" office:value-type="float" office:value="-120" calcext:value-type="float">
            <text:p>-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90 - [.A16]*[.F$2]" office:value-type="float" office:value="-240" calcext:value-type="float">
            <text:p>-240</text:p>
          </table:table-cell>
          <table:table-cell table:formula="of:=[.B16]*(PI()/180)" office:value-type="float" office:value="-4.18879020478639" calcext:value-type="float">
            <text:p>-4.18879020478639</text:p>
          </table:table-cell>
          <table:table-cell table:formula="of:=[.C$2]*COS([.C16])" office:value-type="float" office:value="-12.25" calcext:value-type="float">
            <text:p>-12.25</text:p>
          </table:table-cell>
          <table:table-cell table:formula="of:=[.C$2]*SIN([.C16])" office:value-type="float" office:value="21.2176223927187" calcext:value-type="float">
            <text:p>21.2176223927187</text:p>
          </table:table-cell>
          <table:table-cell/>
          <table:table-cell table:formula="of:=[.D16]+[.H$2]" office:value-type="float" office:value="127.75" calcext:value-type="float">
            <text:p>127.75</text:p>
          </table:table-cell>
          <table:table-cell table:formula="of:=-[.E16]+[.I$2]" office:value-type="float" office:value="78.7823776072813" calcext:value-type="float">
            <text:p>78.7823776072813</text:p>
          </table:table-cell>
          <table:table-cell table:formula="of:=[.B16]+90" office:value-type="float" office:value="-150" calcext:value-type="float">
            <text:p>-1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20:28:10.122841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5.2$Linux_X86_64 LibreOffice_project/40$Build-2</meta:generator>
    <dc:date>2020-09-06T21:10:20.369651628</dc:date>
    <meta:editing-duration>PT38M19S</meta:editing-duration>
    <meta:editing-cycles>9</meta:editing-cycles>
    <meta:document-statistic meta:table-count="1" meta:cell-count="157" meta:object-count="0"/>
  </office:meta>
</office:document-meta>
</file>